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Berlin Sans FB" svg:font-family="'Berlin Sans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sans-serif" style:font-name-asian="sans-serif" style:font-name-complex="sans-serif"/>
    </style:style>
    <style:style style:name="P2" style:family="paragraph" style:parent-style-name="Text_20_body">
      <style:paragraph-properties fo:margin-left="0.318cm" fo:margin-right="0.318cm" fo:text-indent="0cm" style:auto-text-indent="false"/>
    </style:style>
    <style:style style:name="P3" style:family="paragraph" style:parent-style-name="Text_20_body">
      <style:paragraph-properties fo:margin-left="0.159cm" fo:margin-right="0.159cm" fo:margin-top="0cm" fo:margin-bottom="0cm" style:contextual-spacing="false" style:line-height-at-least="0.847cm" fo:text-align="start" style:justify-single-word="false" fo:text-indent="0cm" style:auto-text-indent="false"/>
      <style:text-properties fo:color="#ffffff" loext:opacity="100%" fo:font-size="10.5pt" fo:font-weight="bold" loext:padding="0cm" loext:border="none"/>
    </style:style>
    <style:style style:name="P4" style:family="paragraph" style:parent-style-name="Standard">
      <style:text-properties fo:color="#000000" loext:opacity="100%" style:font-name="Berlin Sans FB" fo:font-size="10.5pt" fo:font-style="normal" fo:font-weight="normal" officeooo:rsid="0487660d" officeooo:paragraph-rsid="047cdcac" fo:background-color="transparent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color="#cccccc" loext:opacity="100%" style:font-name="Berlin Sans FB" fo:font-size="10.5pt" fo:font-style="normal" fo:font-weight="normal" officeooo:rsid="0487660d" officeooo:paragraph-rsid="047cdcac" fo:background-color="#1f1f1f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style:line-height-at-least="0.503cm"/>
      <style:text-properties officeooo:paragraph-rsid="04a90cb4"/>
    </style:style>
    <style:style style:name="P7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f1f1f"/>
    </style:style>
    <style:style style:name="P8" style:family="paragraph" style:parent-style-name="Standard">
      <style:text-properties fo:color="#9c27b0" loext:opacity="100%" style:font-name="Consolas" fo:font-size="10pt" fo:font-style="normal" fo:font-weight="normal" officeooo:rsid="058c1f76" officeooo:paragraph-rsid="04a90cb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style:line-height-at-least="0.503cm" fo:text-align="justify" style:justify-single-word="false">
        <style:tab-stops/>
      </style:paragraph-properties>
      <style:text-properties officeooo:paragraph-rsid="04ad2060"/>
    </style:style>
    <style:style style:name="P11" style:family="paragraph" style:parent-style-name="Standard">
      <style:text-properties fo:color="#000000" loext:opacity="100%" style:font-name="Berlin Sans FB" fo:font-size="10.5pt" fo:font-style="normal" fo:font-weight="normal" officeooo:rsid="0487660d" officeooo:paragraph-rsid="047cdcac" fo:background-color="transparent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color="#000000" loext:opacity="100%" style:font-name="Berlin Sans FB" fo:font-size="10.5pt" fo:font-style="normal" fo:font-weight="normal" officeooo:rsid="04adb385" officeooo:paragraph-rsid="04adb385" fo:background-color="transparent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color="#000000" loext:opacity="100%" style:font-name="Berlin Sans FB" fo:font-size="10.5pt" fo:font-style="normal" fo:font-weight="normal" officeooo:rsid="04adb385" officeooo:paragraph-rsid="04adb385" fo:background-color="#ffff0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000000" loext:opacity="100%" style:font-name="Consolas" fo:font-size="10pt" fo:font-style="normal" fo:font-weight="normal" officeooo:rsid="04b40516" officeooo:paragraph-rsid="04b40516" fo:background-color="#ffff00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Consolas" fo:font-size="10pt" fo:font-weight="normal" officeooo:paragraph-rsid="04a90cb4" fo:background-color="transparent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Berlin Sans FB" fo:font-size="10pt" fo:font-style="normal" fo:font-weight="normal" officeooo:rsid="04ba621c" officeooo:paragraph-rsid="04ba62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Berlin Sans FB" fo:font-size="10pt" fo:font-style="normal" fo:font-weight="normal" officeooo:rsid="04bea882" officeooo:paragraph-rsid="04bea88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Berlin Sans FB" fo:font-size="10pt" fo:font-style="normal" fo:font-weight="normal" officeooo:rsid="04bea882" officeooo:paragraph-rsid="04bf07e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Berlin Sans FB" fo:font-size="10pt" fo:font-style="normal" fo:font-weight="normal" officeooo:rsid="04c4b09a" officeooo:paragraph-rsid="04c4b09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Berlin Sans FB" fo:font-size="10pt" fo:font-style="normal" fo:font-weight="normal" officeooo:rsid="04c62a73" officeooo:paragraph-rsid="04c62a7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Berlin Sans FB" fo:font-size="10pt" fo:font-style="normal" fo:font-weight="normal" officeooo:rsid="04c6f9ac" officeooo:paragraph-rsid="04c6f9a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Berlin Sans FB" fo:font-size="10pt" fo:font-weight="normal" officeooo:paragraph-rsid="04ba621c" fo:background-color="transparent"/>
    </style:style>
    <style:style style:name="P23" style:family="paragraph" style:parent-style-name="Standard">
      <style:paragraph-properties style:line-height-at-least="0.503cm" fo:text-align="justify" style:justify-single-word="false">
        <style:tab-stops/>
      </style:paragraph-properties>
      <style:text-properties style:font-name="Berlin Sans FB" fo:font-size="10pt" officeooo:paragraph-rsid="04ad2060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fo:color="#c9211e" loext:opacity="100%" style:font-name="Berlin Sans FB" fo:font-size="10pt" fo:font-style="normal" fo:font-weight="normal" officeooo:rsid="04b71c2e" officeooo:paragraph-rsid="04b71c2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c9211e" loext:opacity="100%" style:font-name="Berlin Sans FB" fo:font-size="10pt" fo:font-style="normal" fo:font-weight="normal" officeooo:rsid="04b71c2e" officeooo:paragraph-rsid="04b94e2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c9211e" loext:opacity="100%" style:font-name="Berlin Sans FB" fo:font-size="10pt" fo:font-style="normal" fo:font-weight="normal" officeooo:rsid="04ba621c" officeooo:paragraph-rsid="04ba62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c9211e" loext:opacity="100%" officeooo:paragraph-rsid="04b71c2e" fo:background-color="transparent"/>
    </style:style>
    <style:style style:name="P28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29" style:family="paragraph" style:parent-style-name="Standard">
      <style:paragraph-properties fo:text-align="justify" style:justify-single-word="false"/>
      <style:text-properties fo:color="#cccccc" loext:opacity="100%" style:font-name="Consolas" fo:font-size="10.5pt" fo:font-style="normal" fo:font-weight="normal" officeooo:rsid="04c4b09a" officeooo:paragraph-rsid="04c4b09a" fo:background-color="#1f1f1f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31" style:family="paragraph" style:parent-style-name="Standard">
      <style:text-properties fo:color="#9c27b0" loext:opacity="100%" style:font-name="Consolas" fo:font-size="10pt" fo:font-style="normal" fo:font-weight="normal" officeooo:rsid="058c1f76" officeooo:paragraph-rsid="047cdca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text-properties fo:color="#9c27b0" loext:opacity="100%" style:font-name="Consolas" fo:font-size="10pt" fo:font-style="normal" fo:font-weight="normal" officeooo:rsid="058c1f76" officeooo:paragraph-rsid="04a90cb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text-properties fo:color="#9c27b0" loext:opacity="100%" style:font-name="Consolas" fo:font-size="10pt" fo:font-style="normal" fo:font-weight="normal" officeooo:rsid="04b40516" officeooo:paragraph-rsid="04b4051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text-properties fo:color="#9c27b0" loext:opacity="100%" style:font-name="Consolas" fo:font-size="10pt" fo:font-style="normal" fo:font-weight="normal" officeooo:rsid="04b5c495" officeooo:paragraph-rsid="04b5c49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text-properties fo:color="#9c27b0" loext:opacity="100%" officeooo:paragraph-rsid="04b5c495" fo:background-color="transparent"/>
    </style:style>
    <style:style style:name="P36" style:family="paragraph" style:parent-style-name="Standard">
      <style:paragraph-properties fo:text-align="justify" style:justify-single-word="false"/>
      <style:text-properties fo:color="#f44336" loext:opacity="100%" style:font-name="Berlin Sans FB" fo:font-size="10pt" fo:font-style="normal" fo:font-weight="normal" officeooo:rsid="04bf07e8" officeooo:paragraph-rsid="04bf07e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f44336" loext:opacity="100%" style:font-name="Berlin Sans FB" fo:font-size="10pt" fo:font-style="normal" fo:font-weight="normal" officeooo:rsid="04bfaede" officeooo:paragraph-rsid="04bfaed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f44336" loext:opacity="100%" style:font-name="Berlin Sans FB" fo:font-size="10pt" fo:font-weight="normal" officeooo:paragraph-rsid="04bfaede" fo:background-color="transparent"/>
    </style:style>
    <style:style style:name="P39" style:family="paragraph" style:parent-style-name="Standard">
      <style:paragraph-properties style:line-height-at-least="0.503cm"/>
      <style:text-properties fo:color="#d4d4d4" loext:opacity="100%" fo:background-color="#1f1f1f"/>
    </style:style>
    <style:style style:name="P40" style:family="paragraph" style:parent-style-name="Standard">
      <style:paragraph-properties fo:text-align="justify" style:justify-single-word="false" fo:break-before="page"/>
      <style:text-properties fo:color="#000000" loext:opacity="100%" style:font-name="Berlin Sans FB" fo:font-size="10pt" fo:font-style="normal" fo:font-weight="normal" officeooo:rsid="04c4b09a" officeooo:paragraph-rsid="04c4b09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Consolas" fo:font-size="10.5pt" fo:font-weight="normal" fo:background-color="#1f1f1f"/>
    </style:style>
    <style:style style:name="P42" style:family="paragraph" style:parent-style-name="Text_20_body">
      <style:paragraph-properties fo:padding="0.049cm" fo:border="0.06pt solid #d9d9e3"/>
      <style:text-properties officeooo:paragraph-rsid="04ad2060"/>
    </style:style>
    <style:style style:name="P43" style:family="paragraph" style:parent-style-name="Text_20_body">
      <style:paragraph-properties fo:text-align="justify" style:justify-single-word="false" fo:padding="0.049cm" fo:border="0.06pt solid #d9d9e3">
        <style:tab-stops/>
      </style:paragraph-properties>
      <style:text-properties style:font-name="Berlin Sans FB" fo:font-size="10pt" officeooo:paragraph-rsid="04ad2060" style:font-size-asian="10pt" style:font-size-complex="10pt"/>
    </style:style>
    <style:style style:name="P44" style:family="paragraph" style:parent-style-name="Text_20_body">
      <style:paragraph-properties fo:text-align="justify" style:justify-single-word="false" fo:padding="0.049cm" fo:border="0.06pt solid #d9d9e3"/>
    </style:style>
    <style:style style:name="P45" style:family="paragraph" style:parent-style-name="Text_20_body">
      <style:paragraph-properties fo:text-align="justify" style:justify-single-word="false" fo:padding="0.049cm" fo:border="0.06pt solid #d9d9e3">
        <style:tab-stops/>
      </style:paragraph-properties>
      <style:text-properties officeooo:paragraph-rsid="04ad2060"/>
    </style:style>
    <style:style style:name="P46" style:family="paragraph" style:parent-style-name="Text_20_body">
      <style:paragraph-properties fo:padding="0.049cm" fo:border="0.06pt solid #d9d9e3"/>
      <style:text-properties officeooo:paragraph-rsid="04ba621c"/>
    </style:style>
    <style:style style:name="P47" style:family="paragraph" style:parent-style-name="Text_20_body">
      <style:paragraph-properties fo:padding="0.049cm" fo:border="0.06pt solid #d9d9e3"/>
      <style:text-properties fo:color="#f44336" loext:opacity="100%" officeooo:paragraph-rsid="04ba621c"/>
    </style:style>
    <style:style style:name="P48" style:family="paragraph" style:parent-style-name="Text_20_body">
      <style:paragraph-properties fo:text-align="justify" style:justify-single-word="false"/>
      <style:text-properties fo:color="#9c27b0" loext:opacity="100%" style:font-name="Consolas" fo:font-size="10pt" fo:font-style="normal" fo:font-weight="normal" officeooo:rsid="04b40516" officeooo:paragraph-rsid="04b4051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fo:color="#c9211e" loext:opacity="100%" style:font-name="Berlin Sans FB" fo:font-size="10pt" fo:font-style="normal" fo:font-weight="normal" officeooo:rsid="04ba621c" officeooo:paragraph-rsid="04ba62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fo:color="#f44336" loext:opacity="100%" style:font-name="Berlin Sans FB" fo:font-size="10pt" fo:font-style="normal" fo:font-weight="normal" officeooo:rsid="04ba621c" officeooo:paragraph-rsid="04ba62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9cdcfe" loext:opacity="100%"/>
    </style:style>
    <style:style style:name="T2" style:family="text">
      <style:text-properties fo:color="#9cdcfe" loext:opacity="100%" style:font-name="Consolas" officeooo:rsid="058c1f76" style:font-size-asian="10pt" style:font-size-complex="10pt"/>
    </style:style>
    <style:style style:name="T3" style:family="text">
      <style:text-properties fo:color="#9cdcfe" loext:opacity="100%" style:font-name="Consolas" fo:font-size="10.5pt" fo:font-weight="normal"/>
    </style:style>
    <style:style style:name="T4" style:family="text">
      <style:text-properties fo:color="#9cdcfe" loext:opacity="100%" style:font-name="Consolas" fo:font-size="10.5pt" fo:font-weight="normal" fo:background-color="#1f1f1f" loext:char-shading-value="0"/>
    </style:style>
    <style:style style:name="T5" style:family="text">
      <style:text-properties fo:color="#9cdcfe" loext:opacity="100%" style:font-name="Consolas" fo:font-size="10.5pt" fo:background-color="#1f1f1f" loext:char-shading-value="0"/>
    </style:style>
    <style:style style:name="T6" style:family="text">
      <style:text-properties officeooo:rsid="0491b32f"/>
    </style:style>
    <style:style style:name="T7" style:family="text">
      <style:text-properties fo:color="#9c27b0" loext:opacity="100%" style:font-name="Consolas" fo:font-size="10pt" officeooo:rsid="058c1f76" style:font-size-asian="10pt" style:font-size-complex="10pt"/>
    </style:style>
    <style:style style:name="T8" style:family="text">
      <style:text-properties fo:color="#d4d4d4" loext:opacity="100%"/>
    </style:style>
    <style:style style:name="T9" style:family="text">
      <style:text-properties fo:color="#d4d4d4" loext:opacity="100%" style:font-name="Consolas" fo:font-size="10pt" officeooo:rsid="058c1f76" style:font-size-asian="10pt" style:font-size-complex="10pt"/>
    </style:style>
    <style:style style:name="T10" style:family="text">
      <style:text-properties fo:color="#d4d4d4" loext:opacity="100%" style:font-name="Consolas" fo:font-size="10.5pt" fo:font-weight="normal"/>
    </style:style>
    <style:style style:name="T11" style:family="text">
      <style:text-properties fo:color="#d4d4d4" loext:opacity="100%" style:font-name="Consolas" fo:font-size="10.5pt" fo:font-weight="normal" fo:background-color="#1f1f1f" loext:char-shading-value="0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d4d4d4" loext:opacity="100%" style:font-name="Consolas" fo:font-size="10.5pt" fo:font-weight="normal" officeooo:rsid="04b822f1"/>
    </style:style>
    <style:style style:name="T14" style:family="text">
      <style:text-properties fo:color="#d4d4d4" loext:opacity="100%" style:font-name="Consolas" fo:font-size="10.5pt" fo:background-color="#1f1f1f" loext:char-shading-value="0"/>
    </style:style>
    <style:style style:name="T15" style:family="text">
      <style:text-properties fo:color="#d4d4d4" loext:opacity="100%" style:font-name="Consolas" officeooo:rsid="058c1f76" style:font-size-asian="10pt" style:font-size-complex="10pt"/>
    </style:style>
    <style:style style:name="T16" style:family="text">
      <style:text-properties fo:color="#d4d4d4" loext:opacity="100%" fo:background-color="#1f1f1f" loext:char-shading-value="0"/>
    </style:style>
    <style:style style:name="T17" style:family="text">
      <style:text-properties fo:color="#dcdcaa" loext:opacity="100%" style:font-name="Consolas" officeooo:rsid="058c1f76" style:font-size-asian="10pt" style:font-size-complex="10pt"/>
    </style:style>
    <style:style style:name="T18" style:family="text">
      <style:text-properties fo:color="#dcdcaa" loext:opacity="100%" style:font-name="Consolas" fo:font-size="10.5pt" fo:font-weight="normal"/>
    </style:style>
    <style:style style:name="T19" style:family="text">
      <style:text-properties fo:color="#dcdcaa" loext:opacity="100%" fo:font-size="10.5pt" fo:background-color="#1f1f1f" loext:char-shading-value="0"/>
    </style:style>
    <style:style style:name="T20" style:family="text">
      <style:text-properties fo:color="#569cd6" loext:opacity="100%"/>
    </style:style>
    <style:style style:name="T21" style:family="text">
      <style:text-properties fo:color="#569cd6" loext:opacity="100%" style:font-name="Consolas" officeooo:rsid="058c1f76" style:font-size-asian="10pt" style:font-size-complex="10pt"/>
    </style:style>
    <style:style style:name="T22" style:family="text">
      <style:text-properties fo:color="#569cd6" loext:opacity="100%" style:font-name="Consolas" fo:font-size="10.5pt" fo:font-weight="normal"/>
    </style:style>
    <style:style style:name="T23" style:family="text">
      <style:text-properties fo:color="#c9211e" loext:opacity="100%" fo:background-color="transparent" loext:char-shading-value="0"/>
    </style:style>
    <style:style style:name="T24" style:family="text">
      <style:text-properties fo:color="#c9211e" loext:opacity="100%" style:font-name="Berlin Sans FB" fo:font-size="10pt" fo:font-weight="normal" fo:background-color="transparent" loext:char-shading-value="0" style:font-size-asian="10pt" style:font-size-complex="10pt"/>
    </style:style>
    <style:style style:name="T25" style:family="text">
      <style:text-properties fo:color="#c9211e" loext:opacity="100%" style:font-name="Berlin Sans FB" fo:font-size="10pt" fo:font-weight="normal" fo:background-color="transparent" loext:char-shading-value="0" style:font-size-asian="10pt" style:font-size-complex="10pt" loext:padding="0.049cm" loext:border="0.06pt solid #d9d9e3"/>
    </style:style>
    <style:style style:name="T26" style:family="text">
      <style:text-properties fo:color="#c9211e" loext:opacity="100%" style:font-name="Berlin Sans FB" fo:font-size="10pt" fo:background-color="transparent" loext:char-shading-value="0" style:font-size-asian="10pt" style:font-size-complex="10pt"/>
    </style:style>
    <style:style style:name="T27" style:family="text">
      <style:text-properties fo:color="#c9211e" loext:opacity="100%" style:font-name="Berlin Sans FB" fo:font-size="10pt" fo:background-color="transparent" loext:char-shading-value="0" style:font-size-asian="10pt" style:font-size-complex="10pt" loext:padding="0.049cm" loext:border="0.06pt solid #d9d9e3"/>
    </style:style>
    <style:style style:name="T28" style:family="text">
      <style:text-properties fo:color="#c9211e" loext:opacity="100%" style:font-name="Berlin Sans FB" fo:font-size="9pt" style:font-size-asian="9pt" style:font-size-complex="9pt"/>
    </style:style>
    <style:style style:name="T29" style:family="text">
      <style:text-properties fo:color="#c9211e" loext:opacity="100%" style:font-name="Berlin Sans FB" fo:font-size="9pt" style:font-size-asian="9pt" style:font-size-complex="9pt" loext:padding="0.049cm" loext:border="0.06pt solid #d9d9e3"/>
    </style:style>
    <style:style style:name="T30" style:family="text">
      <style:text-properties fo:color="#c9211e" loext:opacity="100%" style:font-name="Berlin Sans FB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c9211e" loext:opacity="100%" style:font-name="Berlin Sans FB" fo:font-size="9pt" fo:font-weight="normal" style:font-size-asian="9pt" style:font-weight-asian="normal" style:font-size-complex="9pt" style:font-weight-complex="normal" loext:padding="0.049cm" loext:border="0.06pt solid #d9d9e3"/>
    </style:style>
    <style:style style:name="T32" style:family="text">
      <style:text-properties fo:color="#c9211e" loext:opacity="100%" fo:font-weight="normal" fo:background-color="transparent" loext:char-shading-value="0"/>
    </style:style>
    <style:style style:name="T33" style:family="text">
      <style:text-properties style:font-name="Berlin Sans FB" fo:font-size="10pt" fo:font-style="normal" fo:font-weight="normal" officeooo:rsid="04b71c2e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font-name="Berlin Sans FB" fo:font-size="10pt" style:font-size-asian="10pt" style:font-size-complex="10pt"/>
    </style:style>
    <style:style style:name="T35" style:family="text">
      <style:text-properties fo:font-style="normal" officeooo:rsid="058c1f76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style="normal" officeooo:rsid="04ba621c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style="normal" officeooo:rsid="04bfaede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font-name="Consolas" fo:font-size="10.5pt" fo:font-weight="normal"/>
    </style:style>
    <style:style style:name="T39" style:family="text">
      <style:text-properties style:font-name="Consolas" fo:font-size="10pt" fo:font-style="normal" fo:font-weight="normal" officeooo:rsid="04b5c495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color="#b5cea8" loext:opacity="100%" style:font-name="Consolas" fo:font-size="10.5pt" fo:font-weight="normal"/>
    </style:style>
    <style:style style:name="T41" style:family="text">
      <style:text-properties fo:color="#b5cea8" loext:opacity="100%" style:font-name="Consolas" fo:font-size="10.5pt" fo:font-weight="normal" fo:background-color="#1f1f1f" loext:char-shading-value="0"/>
    </style:style>
    <style:style style:name="T42" style:family="text">
      <style:text-properties fo:color="#b5cea8" loext:opacity="100%" style:font-name="Consolas" fo:font-size="10.5pt" fo:background-color="#1f1f1f" loext:char-shading-value="0"/>
    </style:style>
    <style:style style:name="T43" style:family="text">
      <style:text-properties fo:color="#ce9178" loext:opacity="100%"/>
    </style:style>
    <style:style style:name="T44" style:family="text">
      <style:text-properties fo:color="#ce9178" loext:opacity="100%" style:font-name="Consolas" fo:font-size="10.5pt" fo:font-weight="normal"/>
    </style:style>
    <style:style style:name="T45" style:family="text">
      <style:text-properties fo:color="#ce9178" loext:opacity="100%" style:font-name="Consolas" fo:font-size="10.5pt" fo:font-weight="normal" fo:background-color="#1f1f1f" loext:char-shading-value="0"/>
    </style:style>
    <style:style style:name="T46" style:family="text">
      <style:text-properties fo:color="#ce9178" loext:opacity="100%" style:font-name="Consolas" fo:font-size="10.5pt" fo:background-color="#1f1f1f" loext:char-shading-value="0"/>
    </style:style>
    <style:style style:name="T47" style:family="text">
      <style:text-properties fo:color="#000000" loext:opacity="100%" style:font-name="Consolas" fo:font-size="10.5pt" fo:font-weight="normal" officeooo:rsid="04b822f1"/>
    </style:style>
    <style:style style:name="T48" style:family="text">
      <style:text-properties fo:color="#000000" loext:opacity="100%" style:font-name="Berlin Sans FB" fo:font-size="10pt" fo:font-style="normal" fo:font-weight="normal" officeooo:rsid="04b71c2e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fo:font-variant="normal" fo:text-transform="none" fo:color="#ff1744" loext:opacity="100%" fo:letter-spacing="normal"/>
    </style:style>
    <style:style style:name="T50" style:family="text">
      <style:text-properties fo:font-variant="normal" fo:text-transform="none" fo:color="#3f51b5" loext:opacity="100%" fo:letter-spacing="normal"/>
    </style:style>
    <style:style style:name="T51" style:family="text">
      <style:text-properties fo:font-variant="normal" fo:text-transform="none" fo:color="#4caf50" loext:opacity="100%" fo:letter-spacing="normal"/>
    </style:style>
    <style:style style:name="T52" style:family="text">
      <style:text-properties fo:color="#3f51b5" loext:opacity="100%" style:font-name="Berlin Sans FB" loext:padding="0.049cm" loext:border="0.06pt solid #d9d9e3"/>
    </style:style>
    <style:style style:name="T53" style:family="text">
      <style:text-properties fo:color="#4caf50" loext:opacity="100%" style:font-name="Berlin Sans FB" loext:padding="0.049cm" loext:border="0.06pt solid #d9d9e3"/>
    </style:style>
    <style:style style:name="T54" style:family="text">
      <style:text-properties fo:color="#f44336" loext:opacity="100%"/>
    </style:style>
    <style:style style:name="T55" style:family="text">
      <style:text-properties fo:color="#f44336" loext:opacity="100%" style:font-name="Berlin Sans FB" loext:padding="0.049cm" loext:border="0.06pt solid #d9d9e3"/>
    </style:style>
    <style:style style:name="T56" style:family="text">
      <style:text-properties fo:color="#f44336" loext:opacity="100%" style:font-name="Berlin Sans FB" fo:font-size="10pt" style:font-size-asian="10pt" style:font-size-complex="10pt"/>
    </style:style>
    <style:style style:name="T57" style:family="text">
      <style:text-properties fo:color="#f44336" loext:opacity="100%" style:font-name="Berlin Sans FB" fo:font-size="10pt" style:font-size-asian="10pt" style:font-size-complex="10pt" loext:padding="0.049cm" loext:border="0.06pt solid #d9d9e3"/>
    </style:style>
    <style:style style:name="T58" style:family="text">
      <style:text-properties officeooo:rsid="04bf07e8"/>
    </style:style>
    <style:style style:name="T59" style:family="text">
      <style:text-properties officeooo:rsid="04c2dc2e"/>
    </style:style>
    <style:style style:name="T60" style:family="text">
      <style:text-properties fo:color="#808080" loext:opacity="100%"/>
    </style:style>
    <style:style style:name="T61" style:family="text">
      <style:text-properties fo:color="#808080" loext:opacity="100%" style:font-name="Consolas" fo:font-size="10.5pt" fo:font-weight="normal"/>
    </style:style>
    <style:style style:name="T62" style:family="text">
      <style:text-properties fo:color="#d7ba7d" loext:opacity="100%" style:font-name="Consolas" fo:font-size="10.5pt" fo:font-weight="normal"/>
    </style:style>
    <style:style style:name="T63" style:family="text">
      <style:text-properties fo:color="#4fc1ff" loext:opacity="100%" style:font-name="Consolas" fo:font-size="10.5pt" fo:font-weight="normal"/>
    </style:style>
    <style:style style:name="T64" style:family="text">
      <style:text-properties officeooo:rsid="04c6f9a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4" style:family="graphic" style:parent-style-name="Frame">
      <style:graphic-properties fo:margin-left="0.212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5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kaltura_player_1_ns3gsva4" text:anchor-type="page" text:anchor-page-number="1" svg:x="0cm" svg:y="0cm" svg:width="21.001cm" draw:z-index="0">
        <draw:text-box fo:min-height="1.106cm">
          <draw:frame draw:style-name="fr3" draw:name="Quadro2" text:anchor-type="frame" svg:x="0cm" svg:y="0cm" svg:width="0.041cm" draw:z-index="5">
            <draw:text-box fo:min-height="0.041cm">
              <text:p text:style-name="Text_20_body"/>
            </draw:text-box>
          </draw:frame>
          <draw:frame draw:style-name="fr4" draw:name="Quadro6" text:anchor-type="frame" svg:x="0.212cm" svg:y="0cm" svg:width="0.741cm" draw:z-index="4">
            <draw:text-box fo:min-height="0.741cm">
              <text:p text:style-name="Text_20_body"/>
            </draw:text-box>
          </draw:frame>
          <draw:frame draw:style-name="fr4" draw:name="Quadro7" text:anchor-type="frame" svg:x="0.212cm" svg:y="0cm" svg:width="0.741cm" draw:z-index="3">
            <draw:text-box fo:min-height="0.741cm">
              <text:p text:style-name="Text_20_body"/>
            </draw:text-box>
          </draw:frame>
          <draw:frame draw:style-name="fr4" draw:name="Quadro8" text:anchor-type="frame" svg:x="0.212cm" svg:y="0cm" svg:width="0.741cm" draw:z-index="1">
            <draw:text-box fo:min-height="0.741cm">
              <text:p text:style-name="Text_20_body"/>
            </draw:text-box>
          </draw:frame>
          <text:section text:style-name="Sect1" text:name="player-gui">
            <text:p text:style-name="P3"><draw:frame draw:style-name="fr1" draw:name="Quadro3" text:anchor-type="char" svg:width="20.611cm" draw:z-index="6"><draw:text-box fo:min-height="0.106cm"><draw:frame draw:style-name="fr3" draw:name="Quadro4" text:anchor-type="frame" svg:x="0cm" svg:y="0cm" svg:width="4.313cm" draw:z-index="9"><draw:text-box fo:min-height="0.106cm"><text:p text:style-name="Text_20_body"/></draw:text-box></draw:frame><draw:frame draw:style-name="fr3" draw:name="Quadro5" text:anchor-type="frame" svg:x="0cm" svg:y="0cm" svg:width="0.979cm" draw:z-index="7"><draw:text-box fo:min-height="0.106cm"><text:p text:style-name="Text_20_body"/></draw:text-box></draw:frame><text:p text:style-name="Text_20_body"/></draw:text-box></draw:frame><draw:frame draw:style-name="fr2" draw:name="kaltura_player_1_ns3gsva4-video" text:anchor-type="char" svg:x="0cm" svg:width="21.001cm" draw:z-index="2"><draw:text-box fo:min-height="0.769cm"><text:section text:style-name="Sect1" text:name="_kbvf7"><text:p text:style-name="P2"/></text:section></draw:text-box></draw:frame>00:20 / 07:12</text:p>
          </text:section>
          <text:p text:style-name="P1"><draw:frame draw:style-name="fr1" draw:name="Quadro9" text:anchor-type="char" svg:width="0.041cm" draw:z-index="8"><draw:text-box fo:min-height="0.041cm"><text:p text:style-name="Text_20_body"/></draw:text-box></draw:frame></text:p>
        </draw:text-box>
      </draw:frame>
      <text:p text:style-name="P12">Observações</text:p>
      <text:p text:style-name="P12"/>
      <text:p text:style-name="P13">Javascript</text:p>
      <text:p text:style-name="P4"/>
      <text:p text:style-name="P4">*<text:span text:style-name="T6">1 - </text:span><text:span text:style-name="T7"><text:s/></text:span></text:p>
      <text:p text:style-name="P5"><text:span text:style-name="T9"> </text:span><text:span text:style-name="T17">$</text:span><text:span text:style-name="T15">(</text:span><text:span text:style-name="T2">document</text:span><text:span text:style-name="T15">).</text:span><text:span text:style-name="T17">ready</text:span><text:span text:style-name="T15">(</text:span><text:span text:style-name="T21">function</text:span><text:span text:style-name="T15">() {</text:span></text:p>
      <text:p text:style-name="P6"><text:span text:style-name="T16">  </text:span><text:span text:style-name="T11">})</text:span></text:p>
      <text:p text:style-name="P10"><text:span text:style-name="T24">A função </text:span><text:span text:style-name="Source_20_Text"><text:span text:style-name="T25">$(document).ready()</text:span></text:span><text:span text:style-name="T24"> é um evento do jQuery que é acionado quando todo o </text:span></text:p>
      <text:p text:style-name="P23"><text:span text:style-name="T32">documento HTML foi completamente carregado e está pronto para ser manipulado pelo</text:span></text:p>
      <text:p text:style-name="P10"><text:span text:style-name="T24">JavaScript. Também pode ser abreviado para </text:span><text:span text:style-name="Source_20_Text"><text:span text:style-name="T25">$(function() { })</text:span></text:span><text:span text:style-name="T24">.</text:span></text:p>
      <text:p text:style-name="P45"><text:span text:style-name="T26">Ao envolver o código dentro da função </text:span><text:span text:style-name="Source_20_Text"><text:span text:style-name="T27">$(document).ready()</text:span></text:span><text:span text:style-name="T26">, você está garantindo que as </text:span></text:p>
      <text:p text:style-name="P43"><text:span text:style-name="T23">manipulações do DOM e outras ações sejam executadas somente quando todo o conteúdo da página </text:span></text:p>
      <text:p text:style-name="P43"><text:span text:style-name="T23">estiver carregado.</text:span></text:p>
      <text:p text:style-name="P42"><text:span text:style-name="T23"/></text:p>
      <text:p text:style-name="P7"/>
      <text:p text:style-name="P8"/>
      <text:p text:style-name="P15"><text:span text:style-name="T35">2 » </text:span><text:span text:style-name="T19">toggleClass</text:span></text:p>
      <text:p text:style-name="P8"/>
      <text:p text:style-name="P31"/>
      <text:p text:style-name="P31"/>
      <text:p text:style-name="P31"/>
      <text:p text:style-name="P33">===============================</text:p>
      <text:p text:style-name="P33"/>
      <text:p text:style-name="P14">CSS</text:p>
      <text:p text:style-name="P33"/>
      <text:p text:style-name="P35"><text:span text:style-name="T39">1 » </text:span><text:span text:style-name="T16"> </text:span><text:span text:style-name="T4">height</text:span><text:span text:style-name="T11">: </text:span><text:span text:style-name="T41">100vh</text:span></text:p>
      <text:p text:style-name="P34"/>
      <text:p text:style-name="P48"><text:span text:style-name="T28">A propriedade </text:span><text:span text:style-name="Source_20_Text"><text:span text:style-name="T29">height: 100vh</text:span></text:span><text:span text:style-name="T28"> é uma regra CSS que define a altura de um elemento em relação à altura da janela de visualização (viewport).</text:span></text:p>
      <text:p text:style-name="P44"><text:span text:style-name="T30">A unidade de medida </text:span><text:span text:style-name="Source_20_Text"><text:span text:style-name="T31">vh</text:span></text:span><text:span text:style-name="T30"> significa "viewport height" (altura da viewport) e representa uma porcentagem da altura total da janela do navegador. Nesse caso, </text:span><text:span text:style-name="Source_20_Text"><text:span text:style-name="T31">100vh</text:span></text:span><text:span text:style-name="T30"> indica que o elemento deve ocupar 100% da altura da janela visível.</text:span></text:p>
      <text:p text:style-name="P44"><text:span text:style-name="T30">Ao definir </text:span><text:span text:style-name="Source_20_Text"><text:span text:style-name="T31">height: 100vh</text:span></text:span><text:span text:style-name="T30"> para o elemento </text:span><text:span text:style-name="Source_20_Text"><text:span text:style-name="T31">&lt;body&gt;</text:span></text:span><text:span text:style-name="T30">, estamos garantindo que ele ocupe toda a altura da janela do navegador, independentemente do conteúdo dentro dele. Essa técnica é comumente usada para criar layouts em tela cheia ou para centralizar o conteúdo verticalmente.</text:span></text:p>
      <text:p text:style-name="P44"><text:span text:style-name="T30">No exemplo fornecido, definimos </text:span><text:span text:style-name="Source_20_Text"><text:span text:style-name="T31">height: 100vh</text:span></text:span><text:span text:style-name="T30"> para o </text:span><text:span text:style-name="Source_20_Text"><text:span text:style-name="T31">&lt;body&gt;</text:span></text:span><text:span text:style-name="T30"> para que o conteúdo dentro do elemento </text:span><text:span text:style-name="Source_20_Text"><text:span text:style-name="T31">.container</text:span></text:span><text:span text:style-name="T30"> seja centralizado verticalmente na página inteira. Isso garante que o </text:span><text:span text:style-name="Source_20_Text"><text:span text:style-name="T31">&lt;h1&gt;</text:span></text:span><text:span text:style-name="T30">, o </text:span><text:span text:style-name="Source_20_Text"><text:span text:style-name="T31">&lt;input&gt;</text:span></text:span><text:span text:style-name="T30"> e o </text:span><text:span text:style-name="Source_20_Text"><text:span text:style-name="T31">&lt;button&gt;</text:span></text:span><text:span text:style-name="T30"> fiquem centralizados verticalmente na janela do navegador, independentemente do tamanho da janela ou do conteúdo restante na página.</text:span></text:p>
      <text:p text:style-name="P24"/>
      <text:p text:style-name="P27"><text:span text:style-name="T48">2 » Diferença entre</text:span><text:span text:style-name="T33"> </text:span><text:span text:style-name="T4">justify-content</text:span><text:span text:style-name="T11">: </text:span><text:span text:style-name="T45">center</text:span><text:span text:style-name="T11">;</text:span><text:span text:style-name="T12"> </text:span><text:span text:style-name="T47">e</text:span><text:span text:style-name="T13"> </text:span><text:span text:style-name="T4">align-items</text:span><text:span text:style-name="T11">: </text:span><text:span text:style-name="T45">center</text:span><text:span text:style-name="T11">;</text:span></text:p>
      <text:p text:style-name="P24"/>
      <text:p text:style-name="P25"><text:span text:style-name="T49">Resumindo,</text:span><text:span text:style-name="T50"> </text:span><text:span text:style-name="Source_20_Text"><text:span text:style-name="T52">justify-content</text:span></text:span><text:span text:style-name="T49"> controla o </text:span><text:span text:style-name="T50">alinhamento horizontal</text:span><text:span text:style-name="T49"> dos itens ao longo do eixo</text:span></text:p>
      <text:p text:style-name="P25"><text:span text:style-name="T49">principal, enquanto</text:span><text:span text:style-name="T51"> </text:span><text:span text:style-name="Source_20_Text"><text:span text:style-name="T53">align-items</text:span></text:span><text:span text:style-name="T49"> controla o </text:span><text:span text:style-name="T51">alinhamento vertical</text:span><text:span text:style-name="T49"> dos itens ao longo do eixo transversal.</text:span> </text:p>
      <text:p text:style-name="P25"/>
      <text:p text:style-name="P25"/>
      <text:p text:style-name="P22"><text:span text:style-name="T36">3 » </text:span><text:span text:style-name="T5">text-align</text:span><text:span text:style-name="T14">: </text:span><text:span text:style-name="T46">center</text:span><text:span text:style-name="T14">;</text:span></text:p>
      <text:p text:style-name="P16"/>
      <text:p text:style-name="P49"><text:span text:style-name="T54">A propriedade CSS </text:span><text:span text:style-name="Source_20_Text"><text:span text:style-name="T55">text-align: center</text:span></text:span><text:span text:style-name="T54"> é usada para alinhar o texto dentro de um elemento em relação ao seu </text:span></text:p>
      <text:p text:style-name="P50">contêiner. Quando aplicada a um elemento, ela centraliza o texto horizontalmente dentro desse elemento.</text:p>
      <text:p text:style-name="P46"><text:span text:style-name="T56">A propriedade </text:span><text:span text:style-name="Source_20_Text"><text:span text:style-name="T57">text-align</text:span></text:span><text:span text:style-name="T56"> pode ser aplicada a vários elementos HTML, como </text:span><text:span text:style-name="Source_20_Text"><text:span text:style-name="T57">&lt;p&gt;</text:span></text:span><text:span text:style-name="T56">, </text:span><text:span text:style-name="Source_20_Text"><text:span text:style-name="T57">&lt;h1&gt;</text:span></text:span><text:span text:style-name="T56">, </text:span><text:span text:style-name="Source_20_Text"><text:span text:style-name="T57">&lt;div&gt;</text:span></text:span><text:span text:style-name="T56">, entre outros. </text:span></text:p>
      <text:p text:style-name="P46"><text:span text:style-name="T56">Ao definir </text:span><text:span text:style-name="Source_20_Text"><text:span text:style-name="T57">text-align: center</text:span></text:span><text:span text:style-name="T56"> em um elemento, o texto dentro desse elemento será centralizado horizontalmente em </text:span></text:p>
      <text:p text:style-name="P47"><text:span text:style-name="T34">relação ao contêiner que o envolve.</text:span></text:p>
      <text:p text:style-name="P26"><text:soft-page-break/></text:p>
      <text:p text:style-name="P26">»»»<text:span text:style-name="T58">Alguns desafios encontrados na hora de fazer o site</text:span></text:p>
      <text:p text:style-name="P26"/>
      <text:p text:style-name="P17">1 – <text:span text:style-name="T59">Asterísco longe demais do nome cadastrado</text:span></text:p>
      <text:p text:style-name="P36">o “asterísco” que aparece ao lado da atividade cadastrada ficava muito longe da mesma</text:p>
      <text:p text:style-name="P38"><text:span text:style-name="T37">Como o texto digitado é um li, resolvi aplicando no li → </text:span><text:span text:style-name="T5">width</text:span><text:span text:style-name="T14">: </text:span><text:span text:style-name="T42">0</text:span><text:span text:style-name="T14">;</text:span></text:p>
      <text:p text:style-name="P37"/>
      <text:p text:style-name="P18">2 - cadastro de itens em branco</text:p>
      <text:p text:style-name="P18">--<text:span text:style-name="T64">acredito que deve ser resolvido no javascript</text:span></text:p>
      <text:p text:style-name="P18"/>
      <text:p text:style-name="P20">3 – texto grande dentro do li</text:p>
      <text:p text:style-name="P20">quando o texto é grande</text:p>
      <text:p text:style-name="P20">acontece</text:p>
      <text:p text:style-name="P20">isso…</text:p>
      <text:p text:style-name="P20">uma parte fica em cima e a outra embaixo!!</text:p>
      <text:p text:style-name="P20"/>
      <text:p text:style-name="P21">acredito que alguma configuração no css resolva </text:p>
      <text:p text:style-name="P18"/>
      <text:p text:style-name="P18"/>
      <text:p text:style-name="P18"><text:line-break/></text:p>
      <text:p text:style-name="P40">Código completo (quase) do site</text:p>
      <text:p text:style-name="P19"/>
      <text:p text:style-name="P29"><text:span text:style-name="T60">&lt;!</text:span><text:span text:style-name="T20">DOCTYPE</text:span> <text:span text:style-name="T1">html</text:span><text:span text:style-name="T60">&gt;</text:span></text:p>
      <text:p text:style-name="P28"><text:span text:style-name="T60">&lt;</text:span><text:span text:style-name="T20">html</text:span> <text:span text:style-name="T1">lang</text:span>=<text:span text:style-name="T43">"pt-br"</text:span><text:span text:style-name="T60">&gt;</text:span></text:p>
      <text:p text:style-name="P28"><text:span text:style-name="T60">&lt;</text:span><text:span text:style-name="T20">head</text:span><text:span text:style-name="T60">&gt;</text:span></text:p>
      <text:p text:style-name="P30">    <text:span text:style-name="T61">&lt;</text:span><text:span text:style-name="T22">meta</text:span><text:span text:style-name="T38"> </text:span><text:span text:style-name="T3">charset</text:span><text:span text:style-name="T38">=</text:span><text:span text:style-name="T44">"UTF-8"</text:span><text:span text:style-name="T61">&gt;</text:span></text:p>
      <text:p text:style-name="P30">    <text:span text:style-name="T61">&lt;</text:span><text:span text:style-name="T22">meta</text:span><text:span text:style-name="T38"> </text:span><text:span text:style-name="T3">name</text:span><text:span text:style-name="T38">=</text:span><text:span text:style-name="T44">"viewport"</text:span><text:span text:style-name="T38"> </text:span><text:span text:style-name="T3">content</text:span><text:span text:style-name="T38">=</text:span><text:span text:style-name="T44">"width=device-width, initial-scale=1.0"</text:span><text:span text:style-name="T61">&gt;</text:span></text:p>
      <text:p text:style-name="P30">    <text:span text:style-name="T61">&lt;</text:span><text:span text:style-name="T22">title</text:span><text:span text:style-name="T61">&gt;</text:span><text:span text:style-name="T38">Lista de Tarefas</text:span><text:span text:style-name="T61">&lt;/</text:span><text:span text:style-name="T22">title</text:span><text:span text:style-name="T61">&gt;</text:span></text:p>
      <text:p text:style-name="P30">    <text:span text:style-name="T61">&lt;</text:span><text:span text:style-name="T22">script</text:span><text:span text:style-name="T10"> </text:span><text:span text:style-name="T3">src</text:span><text:span text:style-name="T10">=</text:span><text:span text:style-name="T44">"https://code.jquery.com/jquery-3.6.0.min.js"</text:span><text:span text:style-name="T61">&gt;&lt;/</text:span><text:span text:style-name="T22">script</text:span><text:span text:style-name="T61">&gt;</text:span><text:span text:style-name="T38"> </text:span></text:p>
      <text:p text:style-name="P30">    </text:p>
      <text:p text:style-name="P30">    <text:span text:style-name="T61">&lt;</text:span><text:span text:style-name="T22">style</text:span><text:span text:style-name="T61">&gt;</text:span></text:p>
      <text:p text:style-name="P30"><text:span text:style-name="T8">        </text:span><text:span text:style-name="T62">.tarefa-concluida</text:span><text:span text:style-name="T10"> {</text:span></text:p>
      <text:p text:style-name="P30"><text:span text:style-name="T8">            </text:span><text:span text:style-name="T3">text-decoration</text:span><text:span text:style-name="T10">: </text:span><text:span text:style-name="T44">line-through</text:span><text:span text:style-name="T10">;</text:span></text:p>
      <text:p text:style-name="P39">        <text:span text:style-name="T38">}</text:span></text:p>
      <text:p text:style-name="P9"/>
      <text:p text:style-name="P30"><text:span text:style-name="T8">        </text:span><text:span text:style-name="T62">li</text:span><text:span text:style-name="T10">,</text:span></text:p>
      <text:p text:style-name="P30"><text:span text:style-name="T8">        </text:span><text:span text:style-name="T62">button</text:span><text:span text:style-name="T10"> {</text:span></text:p>
      <text:p text:style-name="P30"><text:span text:style-name="T8">            </text:span><text:span text:style-name="T3">cursor</text:span><text:span text:style-name="T10">: </text:span><text:span text:style-name="T44">pointer</text:span><text:span text:style-name="T10">;</text:span></text:p>
      <text:p text:style-name="P39">        <text:span text:style-name="T38">}</text:span></text:p>
      <text:p text:style-name="P9"/>
      <text:p text:style-name="P30"><text:span text:style-name="T8">        </text:span><text:span text:style-name="T62">li</text:span><text:span text:style-name="T10"> {</text:span></text:p>
      <text:p text:style-name="P30"><text:span text:style-name="T8">            </text:span><text:span text:style-name="T3">font-size</text:span><text:span text:style-name="T10">: </text:span><text:span text:style-name="T40">18px</text:span><text:span text:style-name="T10">;</text:span></text:p>
      <text:p text:style-name="P30"><text:span text:style-name="T8">            </text:span><text:span text:style-name="T3">width</text:span><text:span text:style-name="T10">: </text:span><text:span text:style-name="T40">0</text:span><text:span text:style-name="T10">;</text:span></text:p>
      <text:p text:style-name="P39">        <text:span text:style-name="T38">}</text:span></text:p>
      <text:p text:style-name="P39">        </text:p>
      <text:p text:style-name="P30"><text:span text:style-name="T8">        </text:span><text:span text:style-name="T62">body</text:span><text:span text:style-name="T10"> {</text:span></text:p>
      <text:p text:style-name="P30"><text:span text:style-name="T8">            </text:span><text:span text:style-name="T3">display</text:span><text:span text:style-name="T10">: </text:span><text:span text:style-name="T44">flex</text:span><text:span text:style-name="T10">;</text:span></text:p>
      <text:p text:style-name="P30"><text:span text:style-name="T8">            </text:span><text:span text:style-name="T3">justify-content</text:span><text:span text:style-name="T10">: </text:span><text:span text:style-name="T44">center</text:span><text:span text:style-name="T10">;</text:span></text:p>
      <text:p text:style-name="P30"><text:span text:style-name="T8">            </text:span><text:span text:style-name="T3">align-items</text:span><text:span text:style-name="T10">: </text:span><text:span text:style-name="T44">center</text:span><text:span text:style-name="T10">;</text:span></text:p>
      <text:p text:style-name="P30"><text:span text:style-name="T8">            </text:span><text:span text:style-name="T3">height</text:span><text:span text:style-name="T10">: </text:span><text:span text:style-name="T40">100vh</text:span><text:span text:style-name="T10">;</text:span></text:p>
      <text:p text:style-name="P30"><text:span text:style-name="T8">            </text:span><text:span text:style-name="T3">text-align</text:span><text:span text:style-name="T10">: </text:span><text:span text:style-name="T44">center</text:span><text:span text:style-name="T10">;</text:span></text:p>
      <text:p text:style-name="P30"><text:span text:style-name="T8">            </text:span><text:span text:style-name="T3">font-family</text:span><text:span text:style-name="T10">: </text:span><text:span text:style-name="T44">sans-serif</text:span><text:span text:style-name="T10">;</text:span></text:p>
      <text:p text:style-name="P39">        <text:span text:style-name="T38">}</text:span></text:p>
      <text:p text:style-name="P9"/>
      <text:p text:style-name="P30"><text:span text:style-name="T8">        </text:span><text:span text:style-name="T62">button</text:span><text:span text:style-name="T10"> {</text:span></text:p>
      <text:p text:style-name="P30"><text:span text:style-name="T8">            </text:span><text:span text:style-name="T3">height</text:span><text:span text:style-name="T10">: </text:span><text:span text:style-name="T40">35px</text:span><text:span text:style-name="T10">;</text:span></text:p>
      <text:p text:style-name="P30"><text:span text:style-name="T8">            </text:span><text:span text:style-name="T3">font-size</text:span><text:span text:style-name="T10">: </text:span><text:span text:style-name="T40">18px</text:span><text:span text:style-name="T10">;</text:span></text:p>
      <text:p text:style-name="P30"><text:span text:style-name="T8">            </text:span><text:span text:style-name="T3">font-weight</text:span><text:span text:style-name="T10">: </text:span><text:span text:style-name="T44">bold</text:span><text:span text:style-name="T10">;</text:span></text:p>
      <text:p text:style-name="P39">        <text:span text:style-name="T38">}</text:span></text:p>
      <text:p text:style-name="P9"/>
      <text:p text:style-name="P30"><text:span text:style-name="T8">        </text:span><text:span text:style-name="T62">input</text:span><text:span text:style-name="T10"> {</text:span></text:p>
      <text:p text:style-name="P30"><text:span text:style-name="T8">            </text:span><text:span text:style-name="T3">height</text:span><text:span text:style-name="T10">: </text:span><text:span text:style-name="T40">25px</text:span><text:span text:style-name="T10">;</text:span></text:p>
      <text:p text:style-name="P30"><text:span text:style-name="T8">            </text:span><text:span text:style-name="T3">margin-right</text:span><text:span text:style-name="T10">: </text:span><text:span text:style-name="T40">5px</text:span><text:span text:style-name="T10">;</text:span></text:p>
      <text:p text:style-name="P30"><text:span text:style-name="T8">            </text:span><text:span text:style-name="T3">font-size</text:span><text:span text:style-name="T10">: </text:span><text:span text:style-name="T40">20px</text:span><text:span text:style-name="T10">;</text:span></text:p>
      <text:p text:style-name="P39">        <text:span text:style-name="T38">}</text:span></text:p>
      <text:p text:style-name="P9"/>
      <text:p text:style-name="P30"><text:span text:style-name="T8">    </text:span><text:span text:style-name="T61">&lt;/</text:span><text:span text:style-name="T22">style</text:span><text:span text:style-name="T61">&gt;</text:span></text:p>
      <text:p text:style-name="P28"><text:span text:style-name="T60">&lt;/</text:span><text:span text:style-name="T20">head</text:span><text:span text:style-name="T60">&gt;</text:span></text:p>
      <text:p text:style-name="P9"/>
      <text:p text:style-name="P28"><text:span text:style-name="T60">&lt;</text:span><text:span text:style-name="T20">body</text:span><text:span text:style-name="T60">&gt;</text:span></text:p>
      <text:p text:style-name="P30">    <text:span text:style-name="T61">&lt;</text:span><text:span text:style-name="T22">div</text:span><text:span text:style-name="T38"> </text:span><text:span text:style-name="T3">class</text:span><text:span text:style-name="T38">=</text:span><text:span text:style-name="T44">"container"</text:span><text:span text:style-name="T61">&gt;</text:span></text:p>
      <text:p text:style-name="P30"><text:soft-page-break/>        <text:span text:style-name="T61">&lt;</text:span><text:span text:style-name="T22">h1</text:span><text:span text:style-name="T61">&gt;</text:span><text:span text:style-name="T38">Lista de Tarefas</text:span><text:span text:style-name="T61">&lt;/</text:span><text:span text:style-name="T22">h1</text:span><text:span text:style-name="T61">&gt;</text:span></text:p>
      <text:p text:style-name="P30">        <text:span text:style-name="T61">&lt;</text:span><text:span text:style-name="T22">input</text:span><text:span text:style-name="T38"> </text:span><text:span text:style-name="T3">type</text:span><text:span text:style-name="T38">=</text:span><text:span text:style-name="T44">"text"</text:span><text:span text:style-name="T38"> </text:span><text:span text:style-name="T3">id</text:span><text:span text:style-name="T38">=</text:span><text:span text:style-name="T44">"tarefa"</text:span><text:span text:style-name="T38"> </text:span><text:span text:style-name="T3">placeholder</text:span><text:span text:style-name="T38">=</text:span><text:span text:style-name="T44">"Nome da atividade"</text:span><text:span text:style-name="T61">&gt;</text:span></text:p>
      <text:p text:style-name="P30">        <text:span text:style-name="T61">&lt;</text:span><text:span text:style-name="T22">button</text:span><text:span text:style-name="T38"> </text:span><text:span text:style-name="T3">id</text:span><text:span text:style-name="T38">=</text:span><text:span text:style-name="T44">"cadastrarBtn"</text:span><text:span text:style-name="T61">&gt;</text:span><text:span text:style-name="T38">Cadastrar</text:span><text:span text:style-name="T61">&lt;/</text:span><text:span text:style-name="T22">button</text:span><text:span text:style-name="T61">&gt;</text:span></text:p>
      <text:p text:style-name="P30">        <text:span text:style-name="T61">&lt;</text:span><text:span text:style-name="T22">ul</text:span><text:span text:style-name="T38"> </text:span><text:span text:style-name="T3">id</text:span><text:span text:style-name="T38">=</text:span><text:span text:style-name="T44">"listaTarefas"</text:span><text:span text:style-name="T61">&gt;&lt;/</text:span><text:span text:style-name="T22">ul</text:span><text:span text:style-name="T61">&gt;</text:span><text:span text:style-name="T38"> </text:span></text:p>
      <text:p text:style-name="P30">    <text:span text:style-name="T61">&lt;/</text:span><text:span text:style-name="T22">div</text:span><text:span text:style-name="T61">&gt;</text:span></text:p>
      <text:p text:style-name="P9"/>
      <text:p text:style-name="P30">    <text:span text:style-name="T61">&lt;</text:span><text:span text:style-name="T22">script</text:span><text:span text:style-name="T61">&gt;</text:span></text:p>
      <text:p text:style-name="P30"><text:span text:style-name="T8">        </text:span><text:span text:style-name="T18">$</text:span><text:span text:style-name="T10">(</text:span><text:span text:style-name="T3">document</text:span><text:span text:style-name="T10">).</text:span><text:span text:style-name="T18">ready</text:span><text:span text:style-name="T10">(</text:span><text:span text:style-name="T22">function</text:span><text:span text:style-name="T10">() {</text:span></text:p>
      <text:p text:style-name="P30"><text:span text:style-name="T8">            </text:span><text:span text:style-name="T18">$</text:span><text:span text:style-name="T10">(</text:span><text:span text:style-name="T44">'#cadastrarBtn'</text:span><text:span text:style-name="T10">).</text:span><text:span text:style-name="T18">click</text:span><text:span text:style-name="T10">(</text:span><text:span text:style-name="T22">function</text:span><text:span text:style-name="T10">() { </text:span></text:p>
      <text:p text:style-name="P30"><text:span text:style-name="T8">                </text:span><text:span text:style-name="T22">const</text:span><text:span text:style-name="T10"> </text:span><text:span text:style-name="T63">Tarefa</text:span><text:span text:style-name="T10"> = </text:span><text:span text:style-name="T18">$</text:span><text:span text:style-name="T10">(</text:span><text:span text:style-name="T44">'#tarefa'</text:span><text:span text:style-name="T10">).</text:span><text:span text:style-name="T18">val</text:span><text:span text:style-name="T10">();</text:span></text:p>
      <text:p text:style-name="P30"><text:span text:style-name="T8">                </text:span><text:span text:style-name="T22">const</text:span><text:span text:style-name="T10"> </text:span><text:span text:style-name="T63">Linha</text:span><text:span text:style-name="T10"> = </text:span><text:span text:style-name="T18">$</text:span><text:span text:style-name="T10">(</text:span><text:span text:style-name="T44">'&lt;li&gt;&lt;/li&gt;'</text:span><text:span text:style-name="T10">).</text:span><text:span text:style-name="T18">text</text:span><text:span text:style-name="T10">(</text:span><text:span text:style-name="T63">Tarefa</text:span><text:span text:style-name="T10">);</text:span></text:p>
      <text:p text:style-name="P30"><text:span text:style-name="T8">                </text:span><text:span text:style-name="T18">$</text:span><text:span text:style-name="T10">(</text:span><text:span text:style-name="T63">Linha</text:span><text:span text:style-name="T10">).</text:span><text:span text:style-name="T18">appendTo</text:span><text:span text:style-name="T10">(</text:span><text:span text:style-name="T44">'#listaTarefas'</text:span><text:span text:style-name="T10">);</text:span></text:p>
      <text:p text:style-name="P39">                </text:p>
      <text:p text:style-name="P30"><text:span text:style-name="T8">                </text:span><text:span text:style-name="T18">$</text:span><text:span text:style-name="T10">(</text:span><text:span text:style-name="T44">'#tarefa'</text:span><text:span text:style-name="T10">).</text:span><text:span text:style-name="T18">val</text:span><text:span text:style-name="T10">(</text:span><text:span text:style-name="T44">''</text:span><text:span text:style-name="T10">);</text:span></text:p>
      <text:p text:style-name="P39">            <text:span text:style-name="T38">});</text:span></text:p>
      <text:p text:style-name="P39">            </text:p>
      <text:p text:style-name="P30"><text:span text:style-name="T8">            </text:span><text:span text:style-name="T18">$</text:span><text:span text:style-name="T10">(</text:span><text:span text:style-name="T44">'#listaTarefas'</text:span><text:span text:style-name="T10">).</text:span><text:span text:style-name="T18">on</text:span><text:span text:style-name="T10">(</text:span><text:span text:style-name="T44">'click'</text:span><text:span text:style-name="T10">, </text:span><text:span text:style-name="T44">'li'</text:span><text:span text:style-name="T10">, </text:span><text:span text:style-name="T22">function</text:span><text:span text:style-name="T10">() {</text:span></text:p>
      <text:p text:style-name="P30"><text:span text:style-name="T8">                </text:span><text:span text:style-name="T18">$</text:span><text:span text:style-name="T10">(</text:span><text:span text:style-name="T22">this</text:span><text:span text:style-name="T10">).</text:span><text:span text:style-name="T18">toggleClass</text:span><text:span text:style-name="T10">(</text:span><text:span text:style-name="T44">'tarefa-concluida'</text:span><text:span text:style-name="T10">);</text:span></text:p>
      <text:p text:style-name="P39">            <text:span text:style-name="T38">});</text:span></text:p>
      <text:p text:style-name="P39">        <text:span text:style-name="T38">});</text:span></text:p>
      <text:p text:style-name="P30"><text:span text:style-name="T8">    </text:span><text:span text:style-name="T61">&lt;/</text:span><text:span text:style-name="T22">script</text:span><text:span text:style-name="T61">&gt;</text:span></text:p>
      <text:p text:style-name="P28"><text:span text:style-name="T60">&lt;/</text:span><text:span text:style-name="T20">body</text:span><text:span text:style-name="T60">&gt;</text:span></text:p>
      <text:p text:style-name="P28"><text:span text:style-name="T60">&lt;/</text:span><text:span text:style-name="T20">html</text:span><text:span text:style-name="T60">&gt;</text:span></text:p>
      <text:p text:style-name="P41"><text:line-break/><text:line-break/><text:line-break/><text:line-break/>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Berlin Sans FB" svg:font-family="'Berlin Sans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89cm" fo:margin-right="0.81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1T15:41:37.101000000</meta:creation-date>
    <dc:date>2023-07-06T22:30:43.122000000</dc:date>
    <meta:editing-duration>P7DT21H3M58S</meta:editing-duration>
    <meta:editing-cycles>977</meta:editing-cycles>
    <meta:generator>LibreOffice/7.0.4.2$Windows_X86_64 LibreOffice_project/dcf040e67528d9187c66b2379df5ea4407429775</meta:generator>
    <meta:document-statistic meta:table-count="0" meta:image-count="0" meta:object-count="0" meta:page-count="4" meta:paragraph-count="109" meta:word-count="554" meta:character-count="4469" meta:non-whitespace-character-count="3443"/>
  </office:meta>
</office:document-meta>
</file>